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1pt"/>
    </style:style>
    <style:style style:name="co2" style:family="table-column">
      <style:table-column-properties fo:break-before="auto" style:column-width="211.29pt"/>
    </style:style>
    <style:style style:name="co3" style:family="table-column">
      <style:table-column-properties fo:break-before="auto" style:column-width="125.89pt"/>
    </style:style>
    <style:style style:name="co4" style:family="table-column">
      <style:table-column-properties fo:break-before="auto" style:column-width="97.6pt"/>
    </style:style>
    <style:style style:name="co5" style:family="table-column">
      <style:table-column-properties fo:break-before="auto" style:column-width="255.74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329.1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35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</style:style>
    <style:style style:name="ce1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fo:font-size="10pt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language-complex="hi" style:country-complex="IN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font-name="Liberation Sans" style:font-name-asian="Noto Sans CJK SC Regular" style:font-name-complex="FreeSans" style:font-size-asian="10pt" style:font-size-complex="10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4" style:family="text">
      <style:text-properties fo:font-weight="bold" style:font-weight-asian="bold" style:font-weight-complex="bold"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ESP32-S2-DevKit-USB_Rev_B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style-name="ce3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R/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2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/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18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2.2k/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5,R6</text:p>
          </table:table-cell>
          <table:table-cell table:number-columns-repeated="1020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10k/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1,R2,<text:span text:style-name="T1">R9</text:span>,R17,R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k/1%/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11</text:p>
          </table:table-cell>
          <table:table-cell table:number-columns-repeated="1020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100k/R0402</text:p>
          </table:table-cell>
          <table:table-cell office:value-type="string" calcext:value-type="string">
            <text:p>R0402</text:p>
          </table:table-cell>
          <table:table-cell table:style-name="ce11" office:value-type="string" calcext:value-type="string">
            <text:p>R7,R10,R14,R16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13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22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8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470k/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<text:span text:style-name="T2">R13,</text:span><text:span text:style-name="T3">R25</text:span>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1M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M/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12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100nF/10V/10%/X7R/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12,C18,C2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uF/10V/10%/X5R/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9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10uF/6.3V/20%/X5R/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</text:p>
          </table:table-cell>
          <table:table-cell table:number-columns-repeated="1020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22uF/6.3V/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<text:span text:style-name="T2">C3,C4</text:span><text:span text:style-name="T3">,C10,C15,C16</text:span>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.2uH/1.5A/DCR=72mR/20%/</text:p>
            <text:p>3.00x3.00x1.50mm/CD32(NR3015T2R2M)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2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BAT54C(SOT23-3)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N5819S4/SOD123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1,D2,D6,D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148W/SOD123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ARG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S2812S(5X5MM)</text:p>
          </table:table-cell>
          <table:table-cell office:value-type="string" calcext:value-type="string">
            <text:p>WS2812S(5x5MM)</text:p>
          </table:table-cell>
          <table:table-cell office:value-type="string" calcext:value-type="string">
            <text:p>RGB-LED1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WPM2015-3/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<text:span text:style-name="T1">FET3,FET4</text:span>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BSS138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FE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4054B-42TPRN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SP32-S2-WROVER_and_WROOM</text:p>
            <text:p>(PCB,-I(IPEX))-Universal</text:p>
          </table:table-cell>
          <table:table-cell office:value-type="string" calcext:value-type="string">
            <text:p>ESP32-S2-xxx_MODULE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MCP1700T-3302E/MB</text:p>
          </table:table-cell>
          <table:table-cell table:style-name="ce11" office:value-type="string" calcext:value-type="string">
            <text:p>SOT89-3</text:p>
          </table:table-cell>
          <table:table-cell table:style-name="ce11"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N1x21</text:p>
          </table:table-cell>
          <table:table-cell office:value-type="string" calcext:value-type="string">
            <text:p>EXT2,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W02S</text:p>
          </table:table-cell>
          <table:table-cell office:value-type="string" calcext:value-type="string">
            <text:p>BA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(USB_MICRO)</text:p>
          </table:table-cell>
          <table:table-cell office:value-type="string" calcext:value-type="string">
            <text:p>USB-MICRO</text:p>
          </table:table-cell>
          <table:table-cell office:value-type="string" calcext:value-type="string">
            <text:p>USB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06S</text:p>
          </table:table-cell>
          <table:table-cell table:style-name="ce11" office:value-type="string" calcext:value-type="string">
            <text:p>ESP-PROG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-1185AU2-160G-G-TR</text:p>
          </table:table-cell>
          <table:table-cell office:value-type="string" calcext:value-type="string">
            <text:p>IT1185AU2_V2</text:p>
          </table:table-cell>
          <table:table-cell office:value-type="string" calcext:value-type="string">
            <text:p>RST1,BUT1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6" table:number-columns-repeated="2"/>
          <table:table-cell table:style-name="ce17"/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_1</text:p>
          </table:table-cell>
          <table:table-cell office:value-type="string" calcext:value-type="string">
            <text:p>BAT_SENS_E1,</text:p>
            <text:p>PWR_SENS_E1,</text:p>
            <text:p><text:span text:style-name="T4">3.3V_E1</text:span>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ldered</text:p>
          </table:table-cell>
          <table:table-cell office:value-type="string" calcext:value-type="string">
            <text:p>SJ_1</text:p>
          </table:table-cell>
          <table:table-cell office:value-type="string" calcext:value-type="string">
            <text:p>LED_ENABLE1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6" table:number-columns-repeated="2"/>
          <table:table-cell table:style-name="ce17"/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NA(Q32.768kHz/12.5pF/2P/SMD1206)</text:p>
          </table:table-cell>
          <table:table-cell office:value-type="string" calcext:value-type="string">
            <text:p>CM7V-T1A</text:p>
            <text:p>(Crystal_Package-1206_</text:p>
            <text:p>3.20x1.50x0.65mm)</text:p>
          </table:table-cell>
          <table:table-cell office:value-type="string" calcext:value-type="string">
            <text:p>Q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2pF/50V/5%/COG/C0402)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21,C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M/R0402)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2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100nF/10V/10%/X7R/C0402)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23,C17</text:p>
          </table:table-cell>
          <table:table-cell table:number-columns-repeated="1020"/>
        </table:table-row>
        <table:table-row table:style-name="ro1" table:number-rows-repeated="28">
          <table:table-cell table:style-name="Default" table:number-columns-repeated="1024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scale-to="121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2"><text:time style:data-style-name="N2" text:time-value="09:08:25.484443310">00:00:00</text:time></text:span></text:p>
        </style:region-left>
        <style:region-center>
          <text:p><text:span text:style-name="MT1">ESP32-S2-DevKit-USB_Rev_B-BOM</text:span></text:p>
        </style:region-center>
        <style:region-right>
          <text:p><text:span text:style-name="MT2"><text:date style:data-style-name="N2" text:date-value="2020-11-12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09:08:25.489290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2T10:27:33.281296451</dc:date>
    <meta:editing-duration>PT8H28M35S</meta:editing-duration>
    <meta:editing-cycles>52</meta:editing-cycles>
    <meta:generator>LibreOffice/6.0.7.3$Linux_X86_64 LibreOffice_project/00m0$Build-3</meta:generator>
    <meta:document-statistic meta:table-count="1" meta:cell-count="164" meta:object-count="0"/>
  </office:meta>
</office:document-meta>
</file>